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97200000D90A2E6E076B514991E.jpg" manifest:media-type="image/jpeg"/>
  <manifest:file-entry manifest:full-path="Pictures/10000000000008D700000DBF7D02B9233AAE2042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svg:stroke-color="#000000" draw:fill="none" draw:fill-color="#ffffff" fo:min-height="11.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color="#3465a4" loext:opacity="100%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3465a4" loext:opacity="100%" fo:font-size="12pt" style:font-size-asian="12pt" style:font-size-complex="12pt"/>
    </style:style>
    <style:style style:name="T3" style:family="text">
      <style:text-properties fo:color="#3465a4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8.237cm" svg:height="28.676cm" svg:x="0cm" svg:y="0cm" svg:viewBox="0 0 18238 28677" draw:points="0,0 18238,0 18238,28677 0,28677">
          <text:p/>
        </draw:polygon>
        <draw:polygon draw:style-name="gr1" draw:text-style-name="P1" draw:layer="layout" svg:width="18.251cm" svg:height="28.667cm" svg:x="0cm" svg:y="0cm" svg:viewBox="0 0 18252 28668" draw:points="0,0 18252,0 18252,28668 0,28668">
          <text:p/>
        </draw:polygon>
        <draw:frame draw:style-name="gr2" draw:text-style-name="P2" draw:layer="layout" svg:width="18.251cm" svg:height="28.385cm" svg:x="-0.013cm" svg:y="0.115cm">
          <draw:image xlink:href="Pictures/10000000000008D700000DBF7D02B9233AAE2042.jpg" xlink:type="simple" xlink:show="embed" xlink:actuate="onLoad" draw:mime-type="image/jpeg">
            <text:p/>
          </draw:image>
        </draw:frame>
      </draw:page>
      <draw:page draw:name="page2" draw:style-name="dp1" draw:master-page-name="master-page3">
        <draw:frame draw:style-name="gr3" draw:text-style-name="P3" draw:layer="layout" svg:width="16cm" svg:height="11.25cm" svg:x="1cm" svg:y="1.25cm">
          <draw:text-box>
            <text:p><text:span text:style-name="T1">2-</text:span></text:p>
            <text:p><text:span text:style-name="T1">a)Because it is more </text:span><text:span text:style-name="T1">easier to install than </text:span><text:span text:style-name="T1">the others operating </text:span><text:span text:style-name="T1">systems, and it is </text:span><text:span text:style-name="T1">easy to copy and </text:span><text:span text:style-name="T1">modificate the code.</text:span></text:p>
            <text:p><text:span text:style-name="T1">b)</text:span></text:p>
            <text:p><text:span text:style-name="T1">c)</text:span></text:p>
            <text:p><text:span text:style-name="T1">d)</text:span></text:p>
            <text:p><text:span text:style-name="T1">e)</text:span></text:p>
            <text:p><text:span text:style-name="T1">f)</text:span></text:p>
            <text:p><text:span text:style-name="T1">g)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8.237cm" svg:height="28.676cm" svg:x="0cm" svg:y="0cm" svg:viewBox="0 0 18238 28677" draw:points="0,0 18238,0 18238,28677 0,28677">
          <text:p/>
        </draw:polygon>
        <draw:polygon draw:style-name="gr1" draw:text-style-name="P1" draw:layer="layout" svg:width="18.251cm" svg:height="28.667cm" svg:x="0cm" svg:y="0cm" svg:viewBox="0 0 18252 28668" draw:points="0,0 18252,0 18252,28668 0,28668">
          <text:p/>
        </draw:polygon>
        <draw:frame draw:style-name="gr2" draw:text-style-name="P2" draw:layer="layout" svg:width="19.089cm" svg:height="27.41cm" svg:x="-0.75cm" svg:y="0.5cm">
          <draw:image xlink:href="Pictures/100000000000097200000D90A2E6E076B514991E.jpg" xlink:type="simple" xlink:show="embed" xlink:actuate="onLoad" draw:mime-type="image/jpeg">
            <text:p/>
          </draw:image>
        </draw:frame>
        <draw:frame draw:style-name="gr4" draw:text-style-name="P4" draw:layer="layout" svg:width="3.25cm" svg:height="0.5cm" svg:x="8cm" svg:y="5.25cm">
          <draw:text-box>
            <text:p><text:span text:style-name="T2">F. <text:s/>LINE 17</text:span></text:p>
          </draw:text-box>
        </draw:frame>
        <draw:frame draw:style-name="gr4" draw:text-style-name="P4" draw:layer="layout" svg:width="3.25cm" svg:height="0.5cm" svg:x="5cm" svg:y="6.5cm">
          <draw:text-box>
            <text:p><text:span text:style-name="T2">T. LINE 17</text:span></text:p>
          </draw:text-box>
        </draw:frame>
        <draw:frame draw:style-name="gr4" draw:text-style-name="P4" draw:layer="layout" svg:width="3.25cm" svg:height="0.5cm" svg:x="12.75cm" svg:y="6.75cm">
          <draw:text-box>
            <text:p><text:span text:style-name="T2">T. LINE 2</text:span></text:p>
          </draw:text-box>
        </draw:frame>
        <draw:frame draw:style-name="gr4" draw:text-style-name="P4" draw:layer="layout" svg:width="3.25cm" svg:height="0.5cm" svg:x="8.25cm" svg:y="8.25cm">
          <draw:text-box>
            <text:p><text:span text:style-name="T2">F. LINE 11-12</text:span></text:p>
          </draw:text-box>
        </draw:frame>
        <draw:frame draw:style-name="gr4" draw:text-style-name="P4" draw:layer="layout" svg:width="3.25cm" svg:height="0.5cm" svg:x="9.25cm" svg:y="9cm">
          <draw:text-box>
            <text:p><text:span text:style-name="T2">F. LINE 22</text:span></text:p>
          </draw:text-box>
        </draw:frame>
        <draw:frame draw:style-name="gr4" draw:text-style-name="P6" draw:layer="layout" svg:width="2.75cm" svg:height="0.5cm" svg:x="5.25cm" svg:y="13cm">
          <draw:text-box>
            <text:p text:style-name="P5"><text:span text:style-name="T3">COUNTLESS</text:span></text:p>
          </draw:text-box>
        </draw:frame>
        <draw:frame draw:style-name="gr4" draw:text-style-name="P6" draw:layer="layout" svg:width="2.75cm" svg:height="0.5cm" svg:x="5.25cm" svg:y="13.5cm">
          <draw:text-box>
            <text:p text:style-name="P5"><text:span text:style-name="T3">COUNTLES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draw:marker draw:name="Extrems_20_de_20_fletxa_20_2" draw:display-name="Extrems de fletxa 2" svg:viewBox="0 0 20 20" svg:d="M0 20l10-20 10 20z"/>
    <draw:marker draw:name="Extrems_20_de_20_fletxa_20_3" draw:display-name="Extrems de fletxa 3" svg:viewBox="0 0 20 20" svg:d="M0 20l10-20 10 20z"/>
    <draw:marker draw:name="Extrems_20_de_20_fletxa_20_4" draw:display-name="Extrems de fletxa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8.238cm" fo:page-height="28.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dc:date>2022-10-26T17:56:05.338215823</dc:date>
    <meta:editing-duration>PT1H35M39S</meta:editing-duration>
    <meta:editing-cycles>21</meta:editing-cycles>
    <meta:generator>LibreOffice/7.1.5.2$Linux_X86_64 LibreOffice_project/10$Build-2</meta:generator>
    <meta:document-statistic meta:object-count="14"/>
  </office:meta>
</office:document-meta>
</file>